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Ubuntu" fo:font-size="15pt" fo:font-weight="bold" officeooo:rsid="00252de9" officeooo:paragraph-rsid="00252de9" fo:background-color="transparent" style:font-size-asian="13.1000003814697pt" style:font-weight-asian="bold" style:font-size-complex="15pt" style:font-weight-complex="bold"/>
    </style:style>
    <style:style style:name="T1" style:family="text">
      <style:text-properties officeooo:rsid="001cd2e7"/>
    </style:style>
    <style:style style:name="T2" style:family="text">
      <style:text-properties officeooo:rsid="00252d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<text:span text:style-name="T2">10</text:span>.<text:span text:style-name="T2">4</text:span> - Николаев Михаил - 8Б Класс — <text:span text:style-name="T2">План</text:span></text:p>
      <text:p text:style-name="P1"/>
      <text:p text:style-name="P1"/>
      <text:list xml:id="list570933556" text:style-name="L1">
        <text:list-item>
          <text:p text:style-name="P2">Перемещение людей России</text:p>
        </text:list-item>
        <text:list-item>
          <text:p text:style-name="P2">Исторические периоды миграций</text:p>
        </text:list-item>
        <text:list-item>
          <text:p text:style-name="P2">Изменение населения миграцией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style:font-name="Ubuntu" fo:font-family="Ubuntu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10-04T23:57:10.876930177</dc:date>
    <meta:editing-duration>PT20M47S</meta:editing-duration>
    <meta:editing-cycles>8</meta:editing-cycles>
    <meta:generator>LibreOffice/7.4.1.2$Linux_X86_64 LibreOffice_project/40$Build-2</meta:generator>
    <meta:document-statistic meta:table-count="0" meta:image-count="0" meta:object-count="0" meta:page-count="1" meta:paragraph-count="4" meta:word-count="20" meta:character-count="131" meta:non-whitespace-character-count="117"/>
  </office:meta>
</office:document-meta>
</file>